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font-name="Arial"/>
    </style:style>
    <style:style style:name="P5" style:family="paragraph" style:parent-style-name="Heading_20_2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est Symfony 4 – octobre 2018</text:h>
      <text:p text:style-name="P1"/>
      <text:p text:style-name="P1"/>
      <text:h text:style-name="P5" text:outline-level="2">Réalisez un site en utilisant le framework Symfony 4</text:h>
      <text:h text:style-name="Heading_20_3" text:outline-level="3"><text:span text:style-name="T2">Instructions générales</text:span></text:h>
      <text:p text:style-name="P1"/>
      <text:p text:style-name="P1">Vous recevrez chacun un <text:span text:style-name="T1">thème</text:span> et une <text:span text:style-name="T1">base de donnée mysql</text:span> déjà formatée et pré-remplie, celle-ci contient les "rubriques", "utilisateurs" ainsi que quelques exemples d' "articles" qui pourront être affichés, insérés, modifiés ou supprimés de votre site.</text:p>
      <text:p text:style-name="P1"/>
      <text:p text:style-name="P1">En suivant les instructions données lors de la préparation de ce test ( <text:a xlink:type="simple" xlink:href="https://github.com/WebDevCF2018/prepaTestSymfony4/blob/master/README.md" text:style-name="Internet_20_link" text:visited-style-name="Visited_20_Internet_20_Link">https://github.com/WebDevCF2018/prepaTestSymfony4/blob/master/README.md</text:a> ) et en les réadaptant à votre site, vous devez obtenir les éléments se trouvant dans les objectifs généraux.</text:p>
      <text:p text:style-name="P1"/>
      <text:p text:style-name="P1">Vous avez un exemple de ce qu'on attend de vous à cette adresse: </text:p>
      <text:p text:style-name="P1"><text:a xlink:type="simple" xlink:href="https://sym4.webdev-cf2m.be/" text:style-name="Internet_20_link" text:visited-style-name="Visited_20_Internet_20_Link"/></text:p>
      <text:p text:style-name="P1"><text:a xlink:type="simple" xlink:href="https://sym4.webdev-cf2m.be/" text:style-name="Internet_20_link" text:visited-style-name="Visited_20_Internet_20_Link">https://sym4.webdev-cf2m.be/</text:a></text:p>
      <text:p text:style-name="P1"/>
      <text:p text:style-name="P1">(Accès à l'admin: login: GiveMe5 et password: 123NousIronsEnStage)</text:p>
      <text:p text:style-name="P1"/>
      <text:p text:style-name="Standard"><text:span text:style-name="T2">Installez la dernière version de</text:span><text:span text:style-name="T5"> </text:span><text:span text:style-name="T4">symfony/website-skeleton</text:span><text:span text:style-name="T6"> </text:span></text:p>
      <text:p text:style-name="P1"/>
      <text:p text:style-name="P1">Créez un projet git sur github.com à l'adresse <text:a xlink:type="simple" xlink:href="https://github.com/WebDevCF2018/" text:style-name="Internet_20_link" text:visited-style-name="Visited_20_Internet_20_Link">https://github.com/WebDevCF2018/</text:a> , le nom exacte vous sera indiqué sur la page "Instructions personnelles".</text:p>
      <text:p text:style-name="P1"/>
      <text:p text:style-name="P1">Rajoutez avec <text:span text:style-name="T1">composer</text:span> les bibliothèques nécessaires à vos objectifs.</text:p>
      <text:p text:style-name="P1"><text:span text:style-name="T3"/></text:p>
      <text:p text:style-name="P1"><text:span text:style-name="T3">Créez </text:span><text:span text:style-name="T1">régulièrement des commits</text:span><text:span text:style-name="T3"> permettant de voir l'évolution de votre travail.</text:span></text:p>
      <text:p text:style-name="P1"><text:span text:style-name="T3"/></text:p>
      <text:p text:style-name="P1"><text:span text:style-name="T1">Envoyez entièrement votre projet Symfony sur github lorsqu'il sera fini</text:span><text:span text:style-name="T3">, avec un mail avec votre adresse github sur</text:span></text:p>
      <text:p text:style-name="P1"><text:span text:style-name="T3"/></text:p>
      <text:p text:style-name="P1"><text:span text:style-name="T3"><text:s/></text:span><text:a xlink:type="simple" xlink:href="mailto:michael.pitz@cf2m.be" text:style-name="Internet_20_link" text:visited-style-name="Visited_20_Internet_20_Link"><text:span text:style-name="T1">michael.pitz@cf2m.be</text:span></text:a></text:p>
      <text:p text:style-name="P1"><text:span text:style-name="T1"/></text:p>
      <text:h text:style-name="Heading_20_3" text:outline-level="3">Objectifs généraux</text:h>
      <text:p text:style-name="P1"/>
      <text:list xml:id="list34563646360423805" text:style-name="L1">
        <text:list-header>
          <text:p text:style-name="P2"/>
        </text:list-header>
        <text:list-item>
          <text:p text:style-name="P2">Une page d'<text:span text:style-name="T1">accueil</text:span> affichant tous les "articles" des plus récents aux plus anciens, avec affichage du titre, des rubriques (avec liens vers celles-ci), de la date et de l'auteur, d'un résumé (sans mots coupés) et de la possibilité de lire la suite de celui-ci.</text:p>
          <text:p text:style-name="P2"/>
        </text:list-item>
        <text:list-item>
          <text:p text:style-name="P2">Un <text:span text:style-name="T1">menu général</text:span> permettant de naviguer sur toutes les "<text:span text:style-name="T1">rubriques</text:span>" , avec un l<text:span text:style-name="T1">ien vers l'administration</text:span> et un <text:span text:style-name="T1">retour à l'accueil.</text:span></text:p>
          <text:p text:style-name="P2"><text:span text:style-name="T1"/></text:p>
        </text:list-item>
        <text:list-item>
          <text:p text:style-name="P2"><text:soft-page-break/>Une vue permettant d'afficher le <text:span text:style-name="T1">détail d'une "rubrique"</text:span> avec les "articles" des plus récents aux plus anciens, la <text:span text:style-name="T1">description</text:span> de la "rubrique" doit apparaître également sur cette page!</text:p>
          <text:p text:style-name="P2"/>
        </text:list-item>
        <text:list-item>
          <text:p text:style-name="P2">Si <text:span text:style-name="T1">il n'y a pas d'articles</text:span> dans une "rubrique", affichez pas encore d'articles dans cette rubrique.</text:p>
          <text:p text:style-name="P2"/>
        </text:list-item>
        <text:list-item>
          <text:p text:style-name="P2">Une page permettant de voir l'<text:span text:style-name="T1">article complet et formaté</text:span>.</text:p>
          <text:p text:style-name="P2"/>
        </text:list-item>
        <text:list-item>
          <text:p text:style-name="P2">Une <text:span text:style-name="T1">page de connexion </text:span>vous permettant de vous connecter avec les identifiants communiqués sur la page "Instructions personnelles".</text:p>
          <text:p text:style-name="P2"/>
        </text:list-item>
        <text:list-item>
          <text:p text:style-name="P2">Une administration permettant le <text:span text:style-name="T1">CRUD</text:span> de la partie "articles" <text:span text:style-name="T1">traduite en français</text:span><text:span text:style-name="T3">, avec </text:span><text:span text:style-name="T1">un lien de déconnexion</text:span><text:span text:style-name="T3">.</text:span></text:p>
          <text:p text:style-name="P2"><text:span text:style-name="T3"/></text:p>
        </text:list-item>
        <text:list-item>
          <text:p text:style-name="P3">Le tout avec un template général <text:span text:style-name="T1">responsive</text:span> de type <text:span text:style-name="T1">Bootstrap </text:span>avec le moteur de template <text:span text:style-name="T1">Twig. </text:span>Utilisez les "extends" et les liens dynamiques!</text:p>
          <text:p text:style-name="P3"><text:span text:style-name="T1"/></text:p>
        </text:list-item>
        <text:list-item>
          <text:p text:style-name="P3">Vos requêtes devront utiliser <text:span text:style-name="T1">Doctrine</text:span>, même si vous êtes libre d'utiliser des <text:span text:style-name="T1">méthodes natives</text:span>, du <text:span text:style-name="T1">DQL</text:span> ou du <text:span text:style-name="T1">SQL.</text:span></text:p>
        </text:list-item>
      </text:list>
      <text:p text:style-name="P1"/>
      <text:p text:style-name="P1"/>
      <text:p text:style-name="P1"/>
      <text:h text:style-name="Heading_20_3" text:outline-level="3">Temps de réalisation</text:h>
      <text:p text:style-name="P1"/>
      <text:p text:style-name="P1">Approximativement 12 heures</text:p>
      <text:p text:style-name="P1"/>
      <text:p text:style-name="P1"/>
      <text:h text:style-name="Heading_20_3" text:outline-level="3">Bon travail à tous 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4M45S</meta:editing-duration>
    <meta:editing-cycles>9</meta:editing-cycles>
    <meta:generator>OpenOffice/4.1.5$Win32 OpenOffice.org_project/415m1$Build-9789</meta:generator>
    <dc:date>2018-10-21T22:15:46.13</dc:date>
    <dc:creator>Michael Pitz</dc:creator>
    <meta:document-statistic meta:table-count="0" meta:image-count="0" meta:object-count="0" meta:page-count="2" meta:paragraph-count="27" meta:word-count="392" meta:character-count="2586"/>
    <meta:user-defined meta:name="Info 1"/>
    <meta:user-defined meta:name="Info 2"/>
    <meta:user-defined meta:name="Info 3"/>
    <meta:user-defined meta:name="Info 4"/>
  </office:meta>
</office:document-meta>
</file>